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style:font-name="Bahnschrift SemiBold"/>
    </style:style>
    <style:style style:name="P2" style:family="paragraph" style:parent-style-name="Preformatted_20_Text">
      <style:paragraph-properties fo:padding="0.049cm" fo:border="0.06pt solid #e3e3e3"/>
      <style:text-properties officeooo:paragraph-rsid="001f83be"/>
    </style:style>
    <style:style style:name="P3" style:family="paragraph" style:parent-style-name="Preformatted_20_Text" style:list-style-name="L1">
      <style:paragraph-properties fo:padding="0.049cm" fo:border="0.06pt solid #e3e3e3"/>
    </style:style>
    <style:style style:name="P4" style:family="paragraph" style:parent-style-name="Preformatted_20_Text" style:list-style-name="L1">
      <style:paragraph-properties fo:margin-top="0cm" fo:margin-bottom="0.499cm" style:contextual-spacing="false" fo:padding="0.049cm" fo:border="0.06pt solid #e3e3e3"/>
    </style:style>
    <style:style style:name="P5" style:family="paragraph" style:parent-style-name="Preformatted_20_Text" style:list-style-name="L1">
      <style:paragraph-properties fo:padding="0.049cm" fo:border="0.06pt solid #e3e3e3"/>
      <style:text-properties style:font-name="Bahnschrift SemiBold" loext:padding="0.049cm" loext:border="0.06pt solid #e3e3e3"/>
    </style:style>
    <style:style style:name="P6" style:family="paragraph" style:parent-style-name="Preformatted_20_Text" style:list-style-name="L1">
      <style:paragraph-properties fo:padding="0.049cm" fo:border="0.06pt solid #e3e3e3"/>
      <style:text-properties style:font-name="Bahnschrift SemiBold"/>
    </style:style>
    <style:style style:name="P7" style:family="paragraph" style:parent-style-name="Text_20_body" style:list-style-name="L1">
      <style:paragraph-properties fo:padding="0.049cm" fo:border="0.06pt solid #e3e3e3"/>
    </style:style>
    <style:style style:name="P8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style:font-name="Bahnschrift SemiBold"/>
    </style:style>
    <style:style style:name="P9" style:family="paragraph" style:parent-style-name="Text_20_body" style:list-style-name="L1">
      <style:paragraph-properties fo:padding="0.049cm" fo:border="0.06pt solid #e3e3e3"/>
      <style:text-properties style:font-name="Bahnschrift SemiBold"/>
    </style:style>
    <style:style style:name="P10" style:family="paragraph" style:parent-style-name="Text_20_body">
      <style:paragraph-properties fo:margin-top="0cm" fo:margin-bottom="0.499cm" style:contextual-spacing="false" fo:padding="0.049cm" fo:border="0.06pt solid #e3e3e3"/>
      <style:text-properties officeooo:paragraph-rsid="00212aa5"/>
    </style:style>
    <style:style style:name="T1" style:family="text">
      <style:text-properties loext:padding="0.049cm" loext:border="0.06pt solid #e3e3e3"/>
    </style:style>
    <style:style style:name="T2" style:family="text">
      <style:text-properties style:font-name="Bahnschrift SemiBold" loext:padding="0.049cm" loext:border="0.06pt solid #e3e3e3"/>
    </style:style>
    <style:style style:name="T3" style:family="text">
      <style:text-properties style:font-name="Bahnschrift SemiBold" fo:background-color="#ffff00" loext:char-shading-value="0" loext:padding="0.049cm" loext:border="0.06pt solid #e3e3e3"/>
    </style:style>
    <style:style style:name="T4" style:family="text">
      <style:text-properties style:font-name="Bahnschrift SemiBold" fo:background-color="#ffff00" loext:char-shading-value="0" loext:padding="0.049cm" loext:border="0.06pt solid #e3e3e3"/>
    </style:style>
    <style:style style:name="T5" style:family="text">
      <style:text-properties style:font-name="Bahnschrift SemiBold" officeooo:rsid="001f83be" loext:padding="0.049cm" loext:border="0.06pt solid #e3e3e3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Bahnschrift SemiBold" fo:background-color="#ffff00" loext:char-shading-value="0" loext:padding="0.049cm" loext:border="0.06pt solid #e3e3e3"/>
    </style:style>
    <style:style style:name="T8" style:family="text">
      <style:text-properties fo:color="#c9211e" loext:opacity="100%" style:font-name="Bahnschrift SemiBold" style:text-underline-style="solid" style:text-underline-width="auto" style:text-underline-color="font-color" fo:background-color="#ffff00" loext:char-shading-value="0" loext:padding="0.049cm" loext:border="0.06pt solid #e3e3e3"/>
    </style:style>
    <style:style style:name="T9" style:family="text">
      <style:text-properties fo:color="#c9211e" loext:opacity="100%" style:font-name="Bahnschrift SemiBold" style:text-underline-style="none" fo:background-color="#ffff00" loext:char-shading-value="0" loext:padding="0.049cm" loext:border="0.06pt solid #e3e3e3"/>
    </style:style>
    <style:style style:name="T10" style:family="text">
      <style:text-properties fo:color="#c9211e" loext:opacity="100%" style:font-name="Bahnschrift SemiBold" fo:font-style="italic" style:text-underline-style="none" fo:background-color="#ffff00" loext:char-shading-value="0" style:font-style-asian="italic" style:font-style-complex="italic" loext:padding="0.049cm" loext:border="0.06pt solid #e3e3e3"/>
    </style:style>
    <style:style style:name="T11" style:family="text">
      <style:text-properties fo:color="#c9211e" loext:opacity="100%" style:font-name="Bahnschrift SemiBold" fo:font-style="normal" style:text-underline-style="none" fo:background-color="#ffff00" loext:char-shading-value="0" style:font-style-asian="normal" style:font-style-complex="normal" loext:padding="0.049cm" loext:border="0.06pt solid #e3e3e3"/>
    </style:style>
    <style:style style:name="T12" style:family="text">
      <style:text-properties fo:color="#c9211e" loext:opacity="100%" fo:background-color="#ffff00" loext:char-shading-value="0"/>
    </style:style>
    <style:style style:name="T13" style:family="text">
      <style:text-properties fo:color="#c9211e" loext:opacity="100%" fo:background-color="#ffff00" loext:char-shading-value="0" loext:padding="0.049cm" loext:border="0.06pt solid #e3e3e3"/>
    </style:style>
    <style:style style:name="T14" style:family="text">
      <style:text-properties fo:color="#c9211e" loext:opacity="100%" fo:background-color="#ffff00" loext:char-shading-value="0"/>
    </style:style>
    <style:style style:name="T15" style:family="text">
      <style:text-properties fo:color="#c9211e" loext:opacity="100%" loext:padding="0.049cm" loext:border="0.06pt solid #e3e3e3"/>
    </style:style>
    <style:style style:name="T16" style:family="text">
      <style:text-properties fo:background-color="#ffff00" loext:char-shading-value="0" loext:padding="0.049cm" loext:border="0.06pt solid #e3e3e3"/>
    </style:style>
    <style:style style:name="T17" style:family="text">
      <style:text-properties fo:background-color="#ffff00" loext:char-shading-value="0" loext:padding="0.049cm" loext:border="0.06pt solid #e3e3e3"/>
    </style:style>
    <style:style style:name="T18" style:family="text">
      <style:text-properties fo:font-variant="normal" fo:text-transform="none" fo:color="#ececec" loext:opacity="100%" style:font-name="S hne" fo:font-size="12pt" fo:letter-spacing="normal" fo:font-style="normal" fo:font-weight="normal"/>
    </style:style>
    <style:style style:name="T19" style:family="text">
      <style:text-properties fo:font-variant="normal" fo:text-transform="none" fo:color="#ececec" loext:opacity="100%" fo:letter-spacing="normal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style:font-name="S hne" fo:font-size="12pt" fo:letter-spacing="normal" fo:font-style="normal" fo:font-weight="normal"/>
    </style:style>
    <style:style style:name="T22" style:family="text">
      <style:text-properties fo:font-variant="normal" fo:text-transform="none" fo:color="#c9211e" loext:opacity="100%" fo:letter-spacing="normal"/>
    </style:style>
    <style:style style:name="T23" style:family="text">
      <style:text-properties fo:font-variant="normal" fo:text-transform="none" fo:color="#c9211e" loext:opacity="100%" style:font-name="S hne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01161383" text:style-name="L1">
        <text:list-item>
          <text:p text:style-name="P7"><text:span text:style-name="Strong_20_Emphasis"><text:span text:style-name="T7">@Controller:</text:span></text:span></text:p>
          <text:list>
            <text:list-item>
              <text:p text:style-name="P8">Esta anotación se utiliza para marcar una clase como un controlador en Spring MVC. Indica que la clase define métodos de controlador que manejan las peticiones web.</text:p>
            </text:list-item>
            <text:list-item>
              <text:p text:style-name="P9">Ejemplo:</text:p>
              <text:p text:style-name="P5">javaCopy code</text:p>
              <text:p text:style-name="P3"><text:span text:style-name="Source_20_Text"><text:span text:style-name="T2">import org.springframework.stereotype.Controller;</text:span></text:span></text:p>
              <text:p text:style-name="P6"/>
              <text:p text:style-name="P3"><text:span text:style-name="Source_20_Text"><text:span text:style-name="T2">@Controller</text:span></text:span></text:p>
              <text:p text:style-name="P3"><text:span text:style-name="Source_20_Text"><text:span text:style-name="T2">public class MiControlador {</text:span></text:span></text:p>
              <text:p text:style-name="P3"><text:span text:style-name="Source_20_Text"><text:span text:style-name="T2"><text:s text:c="4"/>// Métodos de controlador aquí</text:span></text:span></text:p>
              <text:p text:style-name="P4"><text:span text:style-name="Source_20_Text"><text:span text:style-name="T2">}</text:span></text:span></text:p>
            </text:list-item>
          </text:list>
        </text:list-item>
        <text:list-item>
          <text:p text:style-name="P7"><text:span text:style-name="Strong_20_Emphasis"><text:span text:style-name="T7">@GetMapping:</text:span></text:span></text:p>
          <text:list>
            <text:list-item>
              <text:p text:style-name="P8"><text:span text:style-name="Source_20_Text"><text:span text:style-name="T15">@GetMapping</text:span></text:span><text:span text:style-name="T22"> </text:span><text:span text:style-name="T23">es una anotación específica para manejar solicitudes HTTP GET en un controlador de Spring MVC. Funciona de manera similar a </text:span><text:span text:style-name="Source_20_Text"><text:span text:style-name="T15">@PostMapping</text:span></text:span><text:span text:style-name="T23">, pero se aplica específicamente a solicitudes GET.</text:span><text:span text:style-name="T6"> </text:span></text:p>
            </text:list-item>
            <text:list-item>
              <text:p text:style-name="P9">Ejemplo:</text:p>
              <text:p text:style-name="P5">javaCopy code</text:p>
              <text:p text:style-name="P3"><text:span text:style-name="Source_20_Text"><text:span text:style-name="T2">import org.springframework.web.bind.annotation.GetMapping;</text:span></text:span></text:p>
              <text:p text:style-name="P6"/>
              <text:p text:style-name="P3"><text:span text:style-name="Source_20_Text"><text:span text:style-name="T2">@Controller</text:span></text:span></text:p>
              <text:p text:style-name="P3"><text:span text:style-name="Source_20_Text"><text:span text:style-name="T2">public class MiControlador {</text:span></text:span></text:p>
              <text:p text:style-name="P3"><text:span text:style-name="Source_20_Text"><text:span text:style-name="T2"><text:s text:c="4"/>@GetMapping("/pagina")</text:span></text:span></text:p>
            </text:list-item>
          </text:list>
        </text:list-item>
      </text:list>
      <text:p text:style-name="P2"><text:span text:style-name="Source_20_Text"><text:span text:style-name="T5"><text:tab/><text:tab/> <text:s text:c="7"/>// /pagina va a ser el “URL”</text:span></text:span></text:p>
      <text:list xml:id="list170660386381970" text:continue-numbering="true" text:style-name="L1">
        <text:list-item>
          <text:list>
            <text:list-header>
              <text:p text:style-name="P3"><text:span text:style-name="Source_20_Text"><text:span text:style-name="T2"><text:s text:c="4"/>public String miMetodo() {</text:span></text:span></text:p>
              <text:p text:style-name="P3"><text:span text:style-name="Source_20_Text"><text:span text:style-name="T2"><text:s text:c="8"/>// Lógica del controlador</text:span></text:span></text:p>
              <text:p text:style-name="P3"><text:span text:style-name="Source_20_Text"><text:span text:style-name="T2"><text:s text:c="8"/>return "vista";</text:span></text:span></text:p>
              <text:p text:style-name="P3"><text:span text:style-name="Source_20_Text"><text:span text:style-name="T2"><text:s text:c="4"/>}</text:span></text:span></text:p>
              <text:p text:style-name="P4"><text:span text:style-name="Source_20_Text"><text:span text:style-name="T2">}</text:span></text:span></text:p>
            </text:list-header>
          </text:list>
        </text:list-item>
      </text:list>
      <text:p text:style-name="P10"><text:span text:style-name="Source_20_Text"><text:span text:style-name="T14">@PostMapping</text:span></text:span><text:span text:style-name="Source_20_Text"><text:span text:style-name="T1">("/procesarFormulario")</text:span></text:span><text:span text:style-name="Source_20_Text"><text:span text:style-name="T2">: Este método se ejecutará cuando se reciba una solicitud HTTP POST en la URL "/procesarFormulario". La anotación </text:span></text:span><text:span text:style-name="Source_20_Text"><text:span text:style-name="T1">@PostMapping</text:span></text:span><text:span text:style-name="Source_20_Text"><text:span text:style-name="T2"> es específica para manejar solicitudes POST.</text:span></text:span></text:p>
      <text:p text:style-name="P10"><text:span text:style-name="Source_20_Text"><text:span text:style-name="T13">@RequestMapping</text:span></text:span><text:span text:style-name="Source_20_Text"><text:span text:style-name="T1">("/procesarFormulario2")</text:span></text:span>: Este método se ejecutará cuando se reciba cualquier tipo de solicitud HTTP (GET, POST, PUT, DELETE, etc.) en la URL "/procesarFormulario2". La anotación <text:span text:style-name="Source_20_Text"><text:span text:style-name="T1">@RequestMapping</text:span></text:span> es más genérica y puede utilizarse para mapear cualquier tipo de solicitud HTTP.</text:p>
      <text:p text:style-name="P10"><text:span text:style-name="Strong_20_Emphasis"><text:span text:style-name="T11"/></text:span></text:p>
      <text:list xml:id="list170660302361354" text:continue-numbering="true" text:style-name="L1">
        <text:list-item>
          <text:list>
            <text:list-header>
              <text:p text:style-name="P5"><text:soft-page-break/>javaCopy code</text:p>
              <text:p text:style-name="P3"><text:span text:style-name="Source_20_Text"><text:span text:style-name="T2">import org.springframework.web.bind.annotation.RequestParam;</text:span></text:span></text:p>
              <text:p text:style-name="P6"/>
              <text:p text:style-name="P3"><text:span text:style-name="Source_20_Text"><text:span text:style-name="T2">@PostMapping("/procesar")</text:span></text:span></text:p>
              <text:p text:style-name="P3"><text:span text:style-name="Source_20_Text"><text:span text:style-name="T2">public String procesarFormulario(@RequestParam("nombre") String nombre) {</text:span></text:span></text:p>
              <text:p text:style-name="P3"><text:span text:style-name="Source_20_Text"><text:span text:style-name="T2"><text:s text:c="4"/>// Procesamiento del nombre recibido en el formulario</text:span></text:span></text:p>
              <text:p text:style-name="P3"><text:span text:style-name="Source_20_Text"><text:span text:style-name="T2"><text:s text:c="4"/>return "resultado";</text:span></text:span></text:p>
              <text:p text:style-name="P4"><text:span text:style-name="Source_20_Text"><text:span text:style-name="T2">}</text:span></text:span></text:p>
            </text:list-header>
          </text:list>
        </text:list-item>
        <text:list-item>
          <text:p text:style-name="P7"><text:span text:style-name="Strong_20_Emphasis"><text:span text:style-name="T2">@ModelAttribute:</text:span></text:span></text:p>
          <text:list>
            <text:list-item>
              <text:p text:style-name="P8">Utilizado para vincular los datos del formulario a un objeto de modelo en Spring MVC.</text:p>
            </text:list-item>
            <text:list-item>
              <text:p text:style-name="P9">Ejemplo:</text:p>
              <text:p text:style-name="P5">javaCopy code</text:p>
              <text:p text:style-name="P3"><text:span text:style-name="Source_20_Text"><text:span text:style-name="T2">import org.springframework.web.bind.annotation.ModelAttribute;</text:span></text:span></text:p>
              <text:p text:style-name="P6"/>
              <text:p text:style-name="P3"><text:span text:style-name="Source_20_Text"><text:span text:style-name="T2">@PostMapping("/guardar")</text:span></text:span></text:p>
              <text:p text:style-name="P3"><text:span text:style-name="Source_20_Text"><text:span text:style-name="T2">public String guardarDatos(@ModelAttribute Usuario usuario) {</text:span></text:span></text:p>
              <text:p text:style-name="P3"><text:span text:style-name="Source_20_Text"><text:span text:style-name="T2"><text:s text:c="4"/>// Procesamiento de los datos del usuario</text:span></text:span></text:p>
              <text:p text:style-name="P3"><text:span text:style-name="Source_20_Text"><text:span text:style-name="T2"><text:s text:c="4"/>return "confirmacion";</text:span></text:span></text:p>
              <text:p text:style-name="P4"><text:span text:style-name="Source_20_Text"><text:span text:style-name="T2">}</text:span>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4:47:13.358000000</meta:creation-date>
    <dc:date>2024-02-29T17:06:59.162000000</dc:date>
    <meta:editing-duration>PT1H1M55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46" meta:word-count="270" meta:character-count="1941" meta:non-whitespace-character-count="1697"/>
  </office:meta>
</office:document-meta>
</file>